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1.1528in" svg:y="1.1945in" svg:width="1.7917in" svg:height="1.139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mily McKee</dc:creator>
    <meta:generator>LibreOffice/5.3.0.3$MacOSX_X86_64 LibreOffice_project/7074905676c47b82bbcfbea1aeefc84afe1c50e1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423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</style:style>
    <style:style style:name="T1" style:family="text">
      <style:text-properties fo:color="#000000" style:font-name="Geneva" fo:font-size="9pt" style:font-name-asian="Geneva" style:font-size-asian="9pt" style:font-name-complex="Geneva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4.551cm" svg:height="2.893cm" svg:x="0cm" svg:y="0cm">
          <text:p/>
        </draw:rect>
        <draw:rect draw:style-name="gr1" draw:text-style-name="P1" draw:layer="layout" svg:width="1.905cm" svg:height="0.635cm" svg:x="0.071cm" svg:y="0.071cm">
          <text:p/>
        </draw:rect>
        <draw:frame draw:style-name="gr2" draw:text-style-name="P3" draw:layer="layout" svg:width="1.199cm" svg:height="0.423cm" svg:x="0.388cm" svg:y="0.106cm">
          <draw:text-box>
            <text:p text:style-name="P2"><text:span text:style-name="T1">cou</text:span><text:span text:style-name="T1">nter</text:span></text:p>
          </draw:text-box>
        </draw:frame>
        <draw:rect draw:style-name="gr1" draw:text-style-name="P1" draw:layer="layout" svg:width="0.953cm" svg:height="0.953cm" svg:x="0.247cm" svg:y="0.953cm">
          <text:p/>
        </draw:rect>
        <draw:frame draw:style-name="gr2" draw:text-style-name="P3" draw:layer="layout" svg:width="0.882cm" svg:height="0.423cm" svg:x="0.247cm" svg:y="1.27cm">
          <draw:text-box>
            <text:p text:style-name="P2"><text:span text:style-name="T1">stov</text:span><text:span text:style-name="T1">e</text:span></text:p>
          </draw:text-box>
        </draw:frame>
        <draw:rect draw:style-name="gr1" draw:text-style-name="P1" draw:layer="layout" svg:width="2.858cm" svg:height="0.635cm" svg:x="0.141cm" svg:y="2.152cm">
          <text:p/>
        </draw:rect>
        <draw:frame draw:style-name="gr2" draw:text-style-name="P3" draw:layer="layout" svg:width="1.199cm" svg:height="0.423cm" svg:x="0.459cm" svg:y="2.152cm">
          <draw:text-box>
            <text:p text:style-name="P2"><text:span text:style-name="T1">cou</text:span><text:span text:style-name="T1">nter</text:span></text:p>
          </draw:text-box>
        </draw:frame>
        <draw:rect draw:style-name="gr1" draw:text-style-name="P1" draw:layer="layout" svg:width="0.953cm" svg:height="0.953cm" svg:x="3.493cm" svg:y="0.071cm">
          <text:p/>
        </draw:rect>
        <draw:frame draw:style-name="gr2" draw:text-style-name="P3" draw:layer="layout" svg:width="0.6cm" svg:height="0.423cm" svg:x="3.634cm" svg:y="0.353cm">
          <draw:text-box>
            <text:p text:style-name="P2"><text:span text:style-name="T1">frig</text:span></text:p>
          </draw:text-box>
        </draw:frame>
        <draw:rect draw:style-name="gr1" draw:text-style-name="P1" draw:layer="layout" svg:width="1.27cm" svg:height="0.706cm" svg:x="2.046cm" svg:y="0.035cm">
          <text:p/>
        </draw:rect>
        <draw:rect draw:style-name="gr1" draw:text-style-name="P1" draw:layer="layout" svg:width="1.129cm" svg:height="0.529cm" svg:x="2.117cm" svg:y="0.088cm">
          <text:p/>
        </draw:rect>
        <draw:frame draw:style-name="gr2" draw:text-style-name="P3" draw:layer="layout" svg:width="0.635cm" svg:height="0.423cm" svg:x="2.399cm" svg:y="0.106cm">
          <draw:text-box>
            <text:p text:style-name="P2"><text:span text:style-name="T1">sink</text:span></text:p>
          </draw:text-box>
        </draw:frame>
        <draw:rect draw:style-name="gr1" draw:text-style-name="P1" draw:layer="layout" svg:width="0.917cm" svg:height="0.141cm" svg:x="3.351cm" svg:y="2.681cm">
          <text:p/>
        </draw:rect>
        <draw:frame draw:style-name="gr2" draw:text-style-name="P3" draw:layer="layout" svg:width="0.706cm" svg:height="0.423cm" svg:x="3.457cm" svg:y="2.187cm">
          <draw:text-box>
            <text:p text:style-name="P2"><text:span text:style-name="T1">doo</text:span><text:span text:style-name="T1">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51cm" fo:page-height="2.8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